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Noto Serif CJK SC1" svg:font-family="'Noto Serif CJK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ab-stops>
          <style:tab-stop style:position="2.1154in"/>
          <style:tab-stop style:position="2.4681in"/>
        </style:tab-stops>
      </style:paragraph-properties>
      <style:text-properties style:font-name="Noto Serif CJK SC1" officeooo:rsid="0013e1b3" officeooo:paragraph-rsid="0013e1b3"/>
    </style:style>
    <style:style style:name="P2" style:family="paragraph" style:parent-style-name="Standard">
      <style:paragraph-properties fo:text-align="justify" style:justify-single-word="false"/>
      <style:text-properties style:font-name="Noto Serif CJK SC1" officeooo:rsid="0013e1b3" officeooo:paragraph-rsid="0013e1b3"/>
    </style:style>
    <style:style style:name="P3" style:family="paragraph" style:parent-style-name="Standard">
      <style:paragraph-properties fo:text-align="justify" style:justify-single-word="false"/>
      <style:text-properties style:font-name="Noto Serif CJK SC1" fo:font-size="13pt" fo:font-weight="bold" officeooo:rsid="0013e1b3" officeooo:paragraph-rsid="0013e1b3" style:font-size-asian="13pt" style:font-weight-asian="bold" style:font-size-complex="13pt" style:font-weight-complex="bold"/>
    </style:style>
    <style:style style:name="P4" style:family="paragraph" style:parent-style-name="Standard">
      <style:paragraph-properties fo:line-height="150%" fo:text-align="justify" style:justify-single-word="false">
        <style:tab-stops>
          <style:tab-stop style:position="2.1154in"/>
          <style:tab-stop style:position="2.4681in"/>
        </style:tab-stops>
      </style:paragraph-properties>
      <style:text-properties style:font-name="Noto Serif CJK SC1" officeooo:paragraph-rsid="0013e1b3"/>
    </style:style>
    <style:style style:name="P5" style:family="paragraph" style:parent-style-name="Standard">
      <style:paragraph-properties fo:line-height="150%" fo:text-align="justify" style:justify-single-word="false">
        <style:tab-stops>
          <style:tab-stop style:position="2.1154in"/>
          <style:tab-stop style:position="2.4681in"/>
        </style:tab-stops>
      </style:paragraph-properties>
      <style:text-properties officeooo:paragraph-rsid="0013e1b3"/>
    </style:style>
    <style:style style:name="P6" style:family="paragraph" style:parent-style-name="Standard">
      <style:paragraph-properties fo:line-height="150%" fo:text-align="justify" style:justify-single-word="false">
        <style:tab-stops/>
      </style:paragraph-properties>
      <style:text-properties officeooo:paragraph-rsid="00178343"/>
    </style:style>
    <style:style style:name="P7" style:family="paragraph" style:parent-style-name="Standard">
      <style:paragraph-properties fo:line-height="150%" fo:text-align="justify" style:justify-single-word="false">
        <style:tab-stops/>
      </style:paragraph-properties>
      <style:text-properties officeooo:paragraph-rsid="00267391"/>
    </style:style>
    <style:style style:name="P8" style:family="paragraph" style:parent-style-name="Standard">
      <style:paragraph-properties fo:line-height="150%" fo:text-align="center" style:justify-single-word="false" fo:break-before="page">
        <style:tab-stops>
          <style:tab-stop style:position="2.1154in"/>
          <style:tab-stop style:position="2.4681in"/>
        </style:tab-stops>
      </style:paragraph-properties>
      <style:text-properties style:font-name="Noto Serif CJK SC1" fo:font-size="13pt" fo:font-weight="bold" officeooo:rsid="0013e1b3" officeooo:paragraph-rsid="00178343" style:font-size-asian="13pt" style:font-weight-asian="bold" style:font-size-complex="13pt" style:font-weight-complex="bold"/>
    </style:style>
    <style:style style:name="T1" style:family="text">
      <style:text-properties officeooo:rsid="0013e1b3"/>
    </style:style>
    <style:style style:name="T2" style:family="text">
      <style:text-properties officeooo:rsid="0015b43a"/>
    </style:style>
    <style:style style:name="T3" style:family="text">
      <style:text-properties fo:font-variant="normal" fo:text-transform="none" fo:color="#000000" fo:font-size="12pt" fo:letter-spacing="normal" fo:font-style="normal" fo:font-weight="normal" style:font-weight-asian="normal" style:font-weight-complex="normal"/>
    </style:style>
    <style:style style:name="T4" style:family="text">
      <style:text-properties fo:font-weight="normal" officeooo:rsid="0015b43a" style:font-weight-asian="normal" style:font-weight-complex="normal"/>
    </style:style>
    <style:style style:name="T5" style:family="text">
      <style:text-properties officeooo:rsid="00168c04"/>
    </style:style>
    <style:style style:name="T6" style:family="text">
      <style:text-properties style:font-name="Noto Serif CJK SC1" officeooo:rsid="0013e1b3"/>
    </style:style>
    <style:style style:name="T7" style:family="text">
      <style:text-properties style:font-name="Noto Serif CJK SC1" officeooo:rsid="00168c04"/>
    </style:style>
    <style:style style:name="T8" style:family="text">
      <style:text-properties style:font-name="Noto Serif CJK SC1" fo:font-size="13pt" fo:font-weight="bold" officeooo:rsid="0013e1b3" style:font-size-asian="13pt" style:font-weight-asian="bold" style:font-size-complex="13pt" style:font-weight-complex="bold"/>
    </style:style>
    <style:style style:name="T9" style:family="text">
      <style:text-properties style:font-name="Noto Serif CJK SC1" fo:font-size="13pt" fo:font-weight="normal" officeooo:rsid="00178343" style:font-size-asian="13pt" style:font-weight-asian="normal" style:font-size-complex="13pt" style:font-weight-complex="normal"/>
    </style:style>
    <style:style style:name="T10" style:family="text">
      <style:text-properties style:font-name="Noto Serif CJK SC1" fo:font-size="13pt" fo:font-weight="normal" officeooo:rsid="0018d52d" style:font-size-asian="13pt" style:font-weight-asian="normal" style:font-size-complex="13pt" style:font-weight-complex="normal"/>
    </style:style>
    <style:style style:name="T11" style:family="text">
      <style:text-properties style:font-name="Noto Serif CJK SC1" fo:font-size="13pt" fo:font-weight="normal" officeooo:rsid="0019e202" style:font-size-asian="13pt" style:font-weight-asian="normal" style:font-size-complex="13pt" style:font-weight-complex="normal"/>
    </style:style>
    <style:style style:name="T12" style:family="text">
      <style:text-properties style:font-name="Noto Serif CJK SC1" fo:font-size="13pt" fo:font-weight="normal" officeooo:rsid="001a07fb" style:font-size-asian="13pt" style:font-weight-asian="normal" style:font-size-complex="13pt" style:font-weight-complex="normal"/>
    </style:style>
    <style:style style:name="T13" style:family="text">
      <style:text-properties style:font-name="Noto Serif CJK SC1" fo:font-size="13pt" fo:font-weight="normal" officeooo:rsid="001a095e" style:font-size-asian="13pt" style:font-weight-asian="normal" style:font-size-complex="13pt" style:font-weight-complex="normal"/>
    </style:style>
    <style:style style:name="T14" style:family="text">
      <style:text-properties style:font-name="Noto Serif CJK SC1" fo:font-size="13pt" fo:font-weight="normal" officeooo:rsid="001bce04" style:font-size-asian="13pt" style:font-weight-asian="normal" style:font-size-complex="13pt" style:font-weight-complex="normal"/>
    </style:style>
    <style:style style:name="T15" style:family="text">
      <style:text-properties style:font-name="Noto Serif CJK SC1" fo:font-size="13pt" fo:font-weight="normal" officeooo:rsid="001c82b0" style:font-size-asian="13pt" style:font-weight-asian="normal" style:font-size-complex="13pt" style:font-weight-complex="normal"/>
    </style:style>
    <style:style style:name="T16" style:family="text">
      <style:text-properties style:font-name="Noto Serif CJK SC1" fo:font-size="13pt" fo:font-weight="normal" officeooo:rsid="001e112f" style:font-size-asian="13pt" style:font-weight-asian="normal" style:font-size-complex="13pt" style:font-weight-complex="normal"/>
    </style:style>
    <style:style style:name="T17" style:family="text">
      <style:text-properties style:font-name="Noto Serif CJK SC1" fo:font-size="13pt" fo:font-weight="normal" officeooo:rsid="001f38f7" style:font-size-asian="13pt" style:font-weight-asian="normal" style:font-size-complex="13pt" style:font-weight-complex="normal"/>
    </style:style>
    <style:style style:name="T18" style:family="text">
      <style:text-properties style:font-name="Noto Serif CJK SC1" fo:font-size="13pt" fo:font-weight="normal" officeooo:rsid="001fc9ea" style:font-size-asian="13pt" style:font-weight-asian="normal" style:font-size-complex="13pt" style:font-weight-complex="normal"/>
    </style:style>
    <style:style style:name="T19" style:family="text">
      <style:text-properties style:font-name="Noto Serif CJK SC1" fo:font-size="13pt" fo:font-weight="normal" officeooo:rsid="001fde60" style:font-size-asian="13pt" style:font-weight-asian="normal" style:font-size-complex="13pt" style:font-weight-complex="normal"/>
    </style:style>
    <style:style style:name="T20" style:family="text">
      <style:text-properties style:font-name="Noto Serif CJK SC1" fo:font-size="13pt" fo:font-weight="normal" officeooo:rsid="0021955e" style:font-size-asian="13pt" style:font-weight-asian="normal" style:font-size-complex="13pt" style:font-weight-complex="normal"/>
    </style:style>
    <style:style style:name="T21" style:family="text">
      <style:text-properties style:font-name="Noto Serif CJK SC1" fo:font-size="13pt" fo:font-weight="normal" officeooo:rsid="0022f36d" style:font-size-asian="13pt" style:font-weight-asian="normal" style:font-size-complex="13pt" style:font-weight-complex="normal"/>
    </style:style>
    <style:style style:name="T22" style:family="text">
      <style:text-properties style:font-name="Noto Serif CJK SC1" fo:font-size="13pt" fo:font-weight="normal" officeooo:rsid="00246599" style:font-size-asian="13pt" style:font-weight-asian="normal" style:font-size-complex="13pt" style:font-weight-complex="normal"/>
    </style:style>
    <style:style style:name="T23" style:family="text">
      <style:text-properties style:font-name="Noto Serif CJK SC1" fo:font-size="13pt" fo:font-weight="normal" officeooo:rsid="0024e54c" style:font-size-asian="13pt" style:font-weight-asian="normal" style:font-size-complex="13pt" style:font-weight-complex="normal"/>
    </style:style>
    <style:style style:name="T24" style:family="text">
      <style:text-properties style:font-name="Noto Serif CJK SC1" fo:font-size="13pt" fo:font-weight="normal" officeooo:rsid="00256867" style:font-size-asian="13pt" style:font-weight-asian="normal" style:font-size-complex="13pt" style:font-weight-complex="normal"/>
    </style:style>
    <style:style style:name="T25" style:family="text">
      <style:text-properties style:font-name="Noto Serif CJK SC1" fo:font-size="13pt" fo:font-weight="normal" officeooo:rsid="0025b87f" style:font-size-asian="13pt" style:font-weight-asian="normal" style:font-size-complex="13pt" style:font-weight-complex="normal"/>
    </style:style>
    <style:style style:name="T26" style:family="text">
      <style:text-properties style:font-name="Noto Serif CJK SC1" fo:font-size="13pt" fo:font-weight="normal" officeooo:rsid="00267391" style:font-size-asian="13pt" style:font-weight-asian="normal" style:font-size-complex="13pt" style:font-weight-complex="normal"/>
    </style:style>
    <style:style style:name="T27" style:family="text">
      <style:text-properties style:font-name="Noto Serif CJK SC1" officeooo:rsid="0027af5c"/>
    </style:style>
    <style:style style:name="T28" style:family="text">
      <style:text-properties officeooo:rsid="00169d4f"/>
    </style:style>
    <style:style style:name="T29" style:family="text">
      <style:text-properties officeooo:rsid="00178343"/>
    </style:style>
    <style:style style:name="T30" style:family="text">
      <style:text-properties style:text-position="super 58%" style:font-name="Noto Serif CJK SC1" fo:font-size="13pt" fo:font-weight="normal" officeooo:rsid="00256867" style:font-size-asian="13pt" style:font-weight-asian="normal" style:font-size-complex="13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scribe, a city or region you want to live.</text:p>
      <text:p text:style-name="P2"/>
      <text:p text:style-name="P1">City/ Region Name<text:tab/>: </text:p>
      <text:p text:style-name="P4"><text:span text:style-name="T1">Population<text:tab/>:</text:span></text:p>
      <text:p text:style-name="P1">Weather/ Climate<text:tab/>: </text:p>
      <text:p text:style-name="P1">Transportation<text:tab/>: </text:p>
      <text:p text:style-name="P1">Education<text:tab/>: </text:p>
      <text:p text:style-name="P1">Health Care Services<text:tab/>:</text:p>
      <text:p text:style-name="P1">Living Standard<text:tab/>: </text:p>
      <text:p text:style-name="P1">Language Spoken<text:tab/>:</text:p>
      <text:p text:style-name="P1">Tradition / Culture Festival<text:tab/>: </text:p>
      <text:p text:style-name="P5"><text:span text:style-name="T6">Reason Why you want to live<text:tab/>: </text:span></text:p>
      <text:p text:style-name="P1"/>
      <text:p text:style-name="P1">Write 250 Words.</text:p>
      <text:p text:style-name="P8"><text:span text:style-name="T29">A</text:span> <text:span text:style-name="T29">C</text:span>ity <text:span text:style-name="T29">I</text:span> want to live</text:p>
      <text:p text:style-name="P6"><text:span text:style-name="T8"><text:tab/></text:span><text:span text:style-name="T9">There are many beautiful </text:span><text:span text:style-name="T10">city and country</text:span><text:span text:style-name="T9"> in the world that everyone wants to live in. </text:span><text:span text:style-name="T11">The city I want to live in </text:span><text:span text:style-name="T21">is</text:span><text:span text:style-name="T11"> Mandalay. Mandalay is the second-largest city in Myanmar and is located in the central part of the country. It is </text:span><text:span text:style-name="T20">well</text:span><text:span text:style-name="T11"> known for its rich cultural and historical heritage, as well as its beautiful Buddhist temples and monasteries.</text:span></text:p>
      <text:p text:style-name="P6"><text:span text:style-name="T11"><text:tab/></text:span><text:span text:style-name="T12">The population of Mandalay has been growing steadily over the past few decades, due in part to its strategic location and economic opportunities .The current population in Mandalay has approximately 1.2 million people. It attracts a diverse range of people from all over the country, including migrant workers and students. As the population grew, the city developed rapidly. </text:span><text:span text:style-name="T13">Mandalay has attractive weather, also know as tropical monsoon climate, with hot and humid weather throughout the year. But Mandalay is prone to natural disasters such as floods and cyclones, which can occur during the rainy season.</text:span></text:p>
      <text:p text:style-name="P6"><text:span text:style-name="T12"><text:tab/></text:span><text:span text:style-name="T13">Mandala</text:span><text:span text:style-name="T14">y offers a range of transportation options to suit the needs of its residents and visitors. There is a transportation option available to suit your needs. One of the most popular modes of transportation in Mandalay is the bus. The city has a well-developed network of local and long-distance buses which run to and from various destinations within the city and beyond. There are also a number of taxi companies operating in Mandalay. </text:span><text:span text:style-name="T15">Mandalay also a number of trishaws, or three-wheeled motorized richshaws, which are a popular mode of transportation for short trips around the city. </text:span><text:span text:style-name="T16">Mandalay also has domestic and international airlines.</text:span></text:p>
      <text:p text:style-name="P6"><text:span text:style-name="T16"><text:tab/>Education is an important part of life in Mandalay, as it is in any city. The city has a number of public and private schools, as well as higher </text:span><text:soft-page-break/><text:span text:style-name="T16">education institutions, which offer a range of educational opportunities for students of all ages. Primary and secondary education in Mandalay is provided by a mix of government-run and private schools. Higher education in Mandalay is provided by a number of universities. The universities offer a range of programs in fields such business, engineering and the arts and many also offer the opportunities for international exchange and study abroad. </text:span></text:p>
      <text:p text:style-name="P6"><text:span text:style-name="T16"><text:tab/></text:span><text:span text:style-name="T17">Mandalay city has a number of <text:s/>public and private hospitals. Public healthcare facilities in Mandalay are run by the government and are generally less expensive than private facilities. But the private facilities often offer a higher level of care. These private facilities are often run by international organizations or local private companies </text:span><text:span text:style-name="T18">and offer a range of services including general practice, specialist care and emergency services. </text:span><text:span text:style-name="T19">However, It is important for individuals to carefully consider your healthcare needs and choose option that is best for you.</text:span></text:p>
      <text:p text:style-name="P6"><text:span text:style-name="T19"><text:tab/></text:span><text:span text:style-name="T20">The standard of living in Mandalay varies widely, as it is a city a diverse population and a range of economic conditions. Some people in Mandalay live in relatively modern and comfortable homes. However many others live in more basic housing. Overall the cost of living Mandalay is lower compared to other major cities in Southeast Asia, but it is still higher than in many other part</text:span><text:span text:style-name="T21">s of the country. </text:span></text:p>
      <text:p text:style-name="P6"><text:span text:style-name="T21"><text:tab/>The primary spoken language in Mandalay is Burmese, which the official spoken language in Myanmar. There are also a number of other languages spoken in Mandalay. These include ethnic minority languages such as Karen, Shan, and Kachin, as well as foreign languages such as <text:s/></text:span><text:soft-page-break/><text:span text:style-name="T21">English, which is spoken by many educated Burmese people. <text:s text:c="15"/>English is often used as second language in business and education. </text:span></text:p>
      <text:p text:style-name="P6"><text:span text:style-name="T21"><text:tab/></text:span><text:span text:style-name="T22">All of the famous place </text:span><text:span text:style-name="T23">of Myanmar are in Mandalay. That are popular with tourists and locals alike. Here are a few of the most-well known places in Mandalay. They are Mandalay Palace, Mahamuni Pagoda, Kuthodaw Pagoda, Mandalay Hill, U Bein Bridage. The grand place is a symbol of <text:s/>Mandal</text:span><text:span text:style-name="T24">ay’s royal heritage and is one of the city’s most iconic landmarks. It was built in the 19</text:span><text:span text:style-name="T30">th</text:span><text:span text:style-name="T24"> century as the royal residence of the last Burmese monarchy, and today it serves as museum and cultural center.</text:span></text:p>
      <text:p text:style-name="P7"><text:span text:style-name="T24"><text:tab/></text:span><text:span text:style-name="T25">One of the most well-known traditions in Mandalay is Buddhism. Another important aspect of Mandalay’s culture is its traditional arts and crafts </text:span><text:span text:style-name="T26">which have been passed down through the generations. Mandalay is also home to a number of local festivals and ceremonies that are celebrated throughout the year. One of the most well-known festivals is Thingyan, The Burmese New Year festival, which takes place in April. Finally traditional dress is an important part of Mandalay’s culture and both men and women often wear tradition garments such as the longyi.</text:span></text:p>
      <text:p text:style-name="P7"><text:span text:style-name="T26"><text:tab/> I would love to live in Mandalay because of its natural beauty and the opportunity it would give me to explore the surrounding countryside from the beautiful temples and pagodas to the stunning natural landscape. Overall, there are many reasons why I would like to live in Mandalay. From its rich cultural traditions to its diverse population and thriving economy, I believe that Mandalay would be a wonderful place to call hom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Noto Serif CJK SC1" svg:font-family="'Noto Serif CJK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2T21:58:01.237062462</meta:creation-date>
    <dc:date>2022-12-19T01:38:49.396894332</dc:date>
    <meta:editing-duration>PT1H4S</meta:editing-duration>
    <meta:editing-cycles>6</meta:editing-cycles>
    <meta:generator>LibreOffice/6.4.6.2$Linux_X86_64 LibreOffice_project/40$Build-2</meta:generator>
    <meta:document-statistic meta:table-count="0" meta:image-count="0" meta:object-count="0" meta:page-count="4" meta:paragraph-count="23" meta:word-count="877" meta:character-count="5347" meta:non-whitespace-character-count="4454"/>
  </office:meta>
</office:document-meta>
</file>